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B1" style:family="table-cell">
      <style:table-cell-properties fo:padding="0.097cm" fo:border="0.5pt solid #000000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Table_20_Contents">DONNA ANNA<text:line-break/>Ah! Del padre in periglio in soccorso voliam.<text:line-break/><text:line-break/>DON OTTAVIO<text:line-break/>Tutto il mio sangue verserò, se bisogna. Ma dov'è<text:line-break/>il scellerato?<text:line-break/><text:line-break/>DONNA ANNA<text:line-break/>In questo loco...<text:line-break/><text:span text:style-name="T1">(Vede il cadavere.)</text:span><text:line-break/>Ma qual mai s'offre, oh Dei, spettacolo funesto<text:line-break/>agli occhi miei! Il padre, padre mio! caro mio<text:line-break/>padre!<text:line-break/><text:line-break/>DON OTTAVIO<text:line-break/>Signora!<text:line-break/><text:line-break/>DONNA ANNA<text:line-break/>Ah! L'assassino mel trucidò. Quel sangue... e quella<text:line-break/>piaga... Quel volto tinto e coperto del color di morte!<text:line-break/>Ei non respira più! Fredde ha le membra! Padre mio!<text:line-break/>Caro padre! Padre amato! Io manco! Io moro!</text:p>
            <text:p text:style-name="Table_20_Contents"/>
            <text:p text:style-name="Table_20_Contents">DON OTTAVIO<text:line-break/>Ah! soccorrete, amici, il mio tesoro! Cercatemi,<text:line-break/>recatemi, qualche odor, qualche spirto! Ah, non tardate!<text:line-break/><text:span text:style-name="T1">(Partono i servi.)</text:span><text:line-break/>Donna Anna! Sposa! Amica!<text:line-break/>Il duolo estremo la meschinella uccide.<text:line-break/><text:line-break/>DONNA ANNA<text:line-break/>Ahi!<text:line-break/><text:line-break/>DON OTTAVIO<text:line-break/>Già rinviene!<text:line-break/><text:span text:style-name="T1">(Entrano i servi.)</text:span><text:line-break/>Datele nuovi aiuti.<text:line-break/><text:line-break/>DONNA ANNA<text:line-break/>Padre mio!<text:line-break/><text:line-break/>DON OTTAVIO<text:line-break/>Celate, allontanate agli occhi suoi<text:line-break/>quell'oggetto d'orrore!<text:line-break/><text:span text:style-name="T1">(I servi portano via il cadavere.)</text:span><text:line-break/>Anima mia, consolati! Fa core!<text:line-break/><text:line-break/><text:soft-page-break/>DONNA ANNA<text:line-break/>Fuggi, crudele, fuggi!<text:line-break/>Lascia che mora anch'io,<text:line-break/>ora ch'è morto, o Dio!<text:line-break/>chi a me la vita diè.</text:p>
            <text:p text:style-name="Table_20_Contents"/>
            <text:p text:style-name="Table_20_Contents">DON OTTAVIO<text:line-break/>Senti, cor mio, deh senti,<text:line-break/>guardami un solo istante!<text:line-break/>Ti parla il caro amante,<text:line-break/>che vive sol per te.<text:line-break/><text:line-break/>DONNA ANNA<text:line-break/>Tu sei! - perdon - mio bene,<text:line-break/>l'affanno mio, le pene...<text:line-break/>Ah, il padre mio dov'è?<text:line-break/><text:line-break/>DON OTTAVIO<text:line-break/>Il padre? Lascia, o cara,<text:line-break/>la rimembranza amara.<text:line-break/>Hai sposo e padre in me.<text:line-break/><text:line-break/>DONNA ANNA<text:line-break/>Ah, il padre, il padre mio, dov'è?<text:line-break/><text:line-break/>DON OTTAVIO<text:line-break/>Lascia, o cara, <text:span text:style-name="T1">ecc.</text:span><text:line-break/><text:line-break/>DONNA ANNA<text:line-break/>Ah, vendicar, se il puoi,<text:line-break/>giura quel sangue ognor!<text:line-break/><text:line-break/>DON OTTAVIO<text:line-break/>Lo giuro, lo giuro,<text:line-break/>lo giuro agli occhi tuoi,<text:line-break/>lo giuro al nostro amor!<text:line-break/><text:line-break/>DONNA ANNA, DON OTTAVIO<text:line-break/>Che giuramento, o Dei!<text:line-break/>Che barbaro momento!</text:p>
            <text:p text:style-name="Table_20_Contents"/>
            <text:p text:style-name="Table_20_Contents">Tra cento affetti e cento<text:line-break/>vammi ondeggiando il cor, <text:span text:style-name="T1">ecc.</text:span><text:line-break/><text:line-break/>DONNA ANNA<text:line-break/>Vendicar quel sangue, giura!<text:line-break/><text:line-break/>DON OTTAVIO<text:line-break/>Lo giuro agli occhi tuoi, al nostro amor!</text:p>
          </table:table-cell>
          <table:table-cell table:style-name="Tableau1.B1" office:value-type="string">
            <text:p text:style-name="Table_20_Contents">DONNA ANNA<text:line-break/>Ah ! Volons au secours de mon père en danger.<text:line-break/><text:line-break/>DON OTTAVIO<text:line-break/>Je verserai tout mon sang, s'il le faut. Mais où est le scélérat ?<text:line-break/><text:line-break/>DONNA ANNA<text:line-break/>En ce lieu.<text:line-break/><text:span text:style-name="T1">(Elle voit le cadavre.)</text:span><text:line-break/>Mais quel est, ô Dieux, ce funeste spectacle qui<text:line-break/>s'offre à mes yeux ! Père, mon père ! Mon cher<text:line-break/>père !<text:line-break/><text:line-break/>DON OTTAVIO<text:line-break/>Madame !<text:line-break/><text:line-break/>DONNA ANNA<text:line-break/>Ah ! l'assassin me l'a tué. Ce sang. cette plaie.<text:line-break/>Ce visage maculé et couleur de mort ! Il ne respire<text:line-break/>plus ! Froids sont ses membres ! Mon père ! Cher<text:line-break/>père ! Père aimé ! Je défaille ! Je meurs !</text:p>
            <text:p text:style-name="Table_20_Contents"/>
            <text:p text:style-name="Table_20_Contents">DON OTTAVIO<text:line-break/>Ah ! Secourez, amis, ma bien-aimée ! Allez chercher, apportez-moi<text:line-break/>quelque senteur, quelque cordial ! Ah, ne tardez pas !<text:line-break/><text:span text:style-name="T1">(Les domestiques s'en vont.)</text:span><text:line-break/>Donna Anna ! Mon épouse ! Mon amie ! La douleur<text:line-break/>extrême tue la malheureuse.<text:line-break/><text:line-break/>DONNA ANNA <text:span text:style-name="T1">(revenant à elle)</text:span><text:line-break/>Hélas !<text:line-break/><text:line-break/>DON OTTAVIO<text:line-break/>Déjà elle revient à elle.<text:line-break/><text:span text:style-name="T1">(Les domestiques reviennent.)</text:span><text:line-break/>Donnez-lui de nouveaux soins.<text:line-break/><text:line-break/>DONNA ANNA<text:line-break/>Mon père !<text:line-break/><text:line-break/>DON OTTAVIO<text:line-break/>Cachez, éloignez de ses yeux<text:line-break/>cet objet d'horreur !<text:line-break/><text:span text:style-name="T1">(Les domestiques emportent le cadavre.)</text:span><text:line-break/>Mon âme, apaise-toi ! Sois forte !<text:line-break/><text:soft-page-break/><text:line-break/>DONNA ANNA<text:line-break/>Fuis, cruel, fuis !<text:line-break/>Laisse-moi mourir aussi,<text:line-break/>maintenant qu'est mort, ô Dieu !<text:line-break/>celui qui m'a donné la vie.</text:p>
            <text:p text:style-name="Table_20_Contents"/>
            <text:p text:style-name="Table_20_Contents">DON OTTAVIO<text:line-break/>Écoute, mon cœur, écoute-moi,<text:line-break/>regarde-moi un seul instant !<text:line-break/>C'est ton bien-aimé qui te parle,<text:line-break/>lui qui ne vit que pour toi.<text:line-break/><text:line-break/>DONNA ANNA<text:line-break/>C'est toi ! - pardon - mon bien-aimé,<text:line-break/>mon affliction, mes peines...<text:line-break/>Ah !, mon père, où est-il ?<text:line-break/><text:line-break/>DON OTTAVIO<text:line-break/>Ton père ?. Laisse, bien-aimée,<text:line-break/>ce souvenir amer.<text:line-break/>Tu as en moi l'époux et le père.<text:line-break/><text:line-break/>DONNA ANNA<text:line-break/>Ah !, mon père, mon père, où est-il ?<text:line-break/><text:line-break/>DON OTTAVIO<text:line-break/>Laisse, bien-aimée, <text:span text:style-name="T1">etc.</text:span><text:line-break/><text:line-break/>DONNA ANNA<text:line-break/>Ah, de venger, si tu le peux,<text:line-break/>ce sang, jure à jamais !<text:line-break/><text:line-break/>DON OTTAVIO<text:line-break/>Je le jure, je le jure,<text:line-break/>je le jure par tes yeux,<text:line-break/>je le jure par notre amour !<text:line-break/><text:line-break/>DONNA ANNA, DON OTTAVIO<text:line-break/>Quel serment, ô Dieu !<text:line-break/>Quel atroce moment !<text:line-break/></text:p>
            <text:p text:style-name="Table_20_Contents">Par tant et tant de sentiments<text:line-break/>mon cœur va chancelant, <text:span text:style-name="T1">etc.</text:span><text:line-break/><text:line-break/>DONNA ANNA<text:line-break/>Jure de venger ce sang !<text:line-break/><text:line-break/>DON OTTAVIO<text:line-break/>Je le jure par tes yeux, par notre amour !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8:13:44.274166694</meta:creation-date>
    <dc:date>2025-11-15T18:16:23.076585522</dc:date>
    <meta:editing-duration>PT2M39S</meta:editing-duration>
    <meta:editing-cycles>1</meta:editing-cycles>
    <meta:document-statistic meta:table-count="1" meta:image-count="0" meta:object-count="0" meta:page-count="2" meta:paragraph-count="8" meta:word-count="689" meta:character-count="3789" meta:non-whitespace-character-count="3071"/>
    <meta:generator>LibreOffice/24.2.7.2$Linux_X86_64 LibreOffice_project/420$Build-2</meta:generator>
  </office:meta>
</office:document-meta>
</file>